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scadia Mono" svg:font-family="'Cascadia Mono'"/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language="ru" fo:country="RU"/>
    </style:style>
    <style:style style:name="P5" style:family="paragraph" style:parent-style-name="Heading_20_2">
      <style:text-properties fo:language="ru" fo:country="RU"/>
    </style:style>
    <style:style style:name="P6" style:family="paragraph" style:parent-style-name="Preformatted_20_Text" style:list-style-name="L1">
      <style:text-properties fo:font-variant="normal" fo:text-transform="none" style:font-name="monospace" fo:font-size="12pt" fo:letter-spacing="normal" fo:language="ru" fo:country="RU" fo:font-style="normal" fo:font-weight="normal"/>
    </style:style>
    <style:style style:name="T1" style:family="text">
      <style:text-properties fo:color="#2e75b6" style:font-name="Cascadia Mono" fo:font-size="9.5pt" style:font-name-asian="Cascadia Mono" style:font-size-asian="9.5pt" style:font-name-complex="Cascadia Mono" style:font-size-complex="9.5pt"/>
    </style:style>
    <style:style style:name="T2" style:family="text">
      <style:text-properties fo:color="#2e75b6" style:font-name="Cascadia Mono" fo:font-size="9.5pt" fo:language="en" fo:country="US" style:font-name-asian="Cascadia Mono" style:font-size-asian="9.5pt" style:font-name-complex="Cascadia Mono" style:font-size-complex="9.5pt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Инструкция по развёртыванию</text:h>
      <text:p text:style-name="Standard">Сидякин Д.И.</text:p>
      <text:p text:style-name="Standard"/>
      <text:h text:style-name="Heading_20_2" text:outline-level="2">Введение</text:h>
      <text:p text:style-name="P1">Используемая версия БД: postgresql-17.2</text:p>
      <text:h text:style-name="Heading_20_2" text:outline-level="2">1. Развёртывание БД</text:h>
      <text:p text:style-name="Standard">Для развёртывания БД требуется её создать и заменить строку подключения <text:span text:style-name="T1">"DefaultConnection"</text:span> в файле appsettings.json <text:span text:style-name="T4">и развернуть миграцию</text:span>.</text:p>
      <text:p text:style-name="Standard"/>
      <text:p text:style-name="Standard">Последовательность действий:</text:p>
      <text:list xml:id="list707685995754196068" text:style-name="L1">
        <text:list-item>
          <text:p text:style-name="P3">Создайте пустую БД</text:p>
        </text:list-item>
        <text:list-item>
          <text:p text:style-name="P3">Замените строку подключения в проекте WebApi <text:span text:style-name="T3">(</text:span><text:span text:style-name="T2">"DefaultConnection"</text:span><text:span text:style-name="T3"> в файле appsettings.json)</text:span></text:p>
        </text:list-item>
        <text:list-item>
          <text:p text:style-name="P4">в .<text:span text:style-name="T3">NET PowerShell CLI </text:span>выполнить команды в проекте WebApi (Средства-<text:span text:style-name="T3">&gt;</text:span>Командная строка<text:span text:style-name="T3">-&gt;PowerShell </text:span>для разработчиков):</text:p>
          <text:list>
            <text:list-item>
              <text:p text:style-name="P6">dotnet tool install --global dotnet-ef</text:p>
            </text:list-item>
            <text:list-item>
              <text:p text:style-name="P6">dotnet ef database update</text:p>
            </text:list-item>
          </text:list>
        </text:list-item>
      </text:list>
      <text:p text:style-name="Standard"/>
      <text:h text:style-name="Heading_20_2" text:outline-level="2"><text:span text:style-name="T3">2. </text:span>Запуск <text:span text:style-name="T3">Rest API</text:span></text:h>
      <text:p text:style-name="P1">Запуск осуществляется для проверки тестового задания.</text:p>
      <text:p text:style-name="P1"/>
      <text:p text:style-name="P2"/>
      <text:h text:style-name="P5" text:outline-level="2">3. Запуск на просмотр сайта</text:h>
      <text:p text:style-name="P1">Запуск осуществляется для проверки тестового задания.</text:p>
      <text:p text:style-name="P1"/>
      <text:p text:style-name="P1"/>
      <text:h text:style-name="Heading_20_2" text:outline-level="2">4. Проверка тестового задания</text:h>
      <text:p text:style-name="P1"/>
      <text:p text:style-name="P1"/>
      <text:h text:style-name="Heading_20_2" text:outline-level="2">5. Скриншоты</text:h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scadia Mono" svg:font-family="'Cascadia Mono'"/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митрий Сидякин</meta:initial-creator>
    <meta:creation-date>2025-01-12T08:52:56.84</meta:creation-date>
    <meta:generator>OpenOffice/4.1.6$Win32 OpenOffice.org_project/416m1$Build-9790</meta:generator>
    <dc:date>2025-01-13T11:28:16.02</dc:date>
    <dc:creator>Дмитрий Сидякин</dc:creator>
    <meta:editing-duration>PT2H2M56S</meta:editing-duration>
    <meta:editing-cycles>13</meta:editing-cycles>
    <meta:document-statistic meta:table-count="0" meta:image-count="0" meta:object-count="0" meta:page-count="1" meta:paragraph-count="18" meta:word-count="100" meta:character-count="762"/>
  </office:meta>
</office:document-meta>
</file>